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601cm" style:rel-width="100%" table:align="left"/>
    </style:style>
    <style:style style:name="Таблица1.A" style:family="table-column">
      <style:table-column-properties style:column-width="1.49cm" style:rel-column-width="845*"/>
    </style:style>
    <style:style style:name="Таблица1.B" style:family="table-column">
      <style:table-column-properties style:column-width="0.407cm" style:rel-column-width="231*"/>
    </style:style>
    <style:style style:name="Таблица1.C" style:family="table-column">
      <style:table-column-properties style:column-width="0.785cm" style:rel-column-width="445*"/>
    </style:style>
    <style:style style:name="Таблица1.D" style:family="table-column">
      <style:table-column-properties style:column-width="0.954cm" style:rel-column-width="541*"/>
    </style:style>
    <style:style style:name="Таблица1.E" style:family="table-column">
      <style:table-column-properties style:column-width="0.508cm" style:rel-column-width="288*"/>
    </style:style>
    <style:style style:name="Таблица1.F" style:family="table-column">
      <style:table-column-properties style:column-width="0.792cm" style:rel-column-width="449*"/>
    </style:style>
    <style:style style:name="Таблица1.G" style:family="table-column">
      <style:table-column-properties style:column-width="0.656cm" style:rel-column-width="372*"/>
    </style:style>
    <style:style style:name="Таблица1.H" style:family="table-column">
      <style:table-column-properties style:column-width="0.801cm" style:rel-column-width="454*"/>
    </style:style>
    <style:style style:name="Таблица1.I" style:family="table-column">
      <style:table-column-properties style:column-width="0.277cm" style:rel-column-width="157*"/>
    </style:style>
    <style:style style:name="Таблица1.J" style:family="table-column">
      <style:table-column-properties style:column-width="0.501cm" style:rel-column-width="284*"/>
    </style:style>
    <style:style style:name="Таблица1.K" style:family="table-column">
      <style:table-column-properties style:column-width="1.473cm" style:rel-column-width="835*"/>
    </style:style>
    <style:style style:name="Таблица1.L" style:family="table-column">
      <style:table-column-properties style:column-width="1.715cm" style:rel-column-width="972*"/>
    </style:style>
    <style:style style:name="Таблица1.M" style:family="table-column">
      <style:table-column-properties style:column-width="1.434cm" style:rel-column-width="813*"/>
    </style:style>
    <style:style style:name="Таблица1.N" style:family="table-column">
      <style:table-column-properties style:column-width="1.808cm" style:rel-column-width="1025*"/>
    </style:style>
    <style:style style:name="Таблица1.1" style:family="table-row">
      <style:table-row-properties style:row-height="0.455cm"/>
    </style:style>
    <style:style style:name="Таблица1.A1" style:family="table-cell">
      <style:table-cell-properties fo:padding="0.097cm" fo:border="none"/>
    </style:style>
    <style:style style:name="Таблица1.N1" style:family="table-cell">
      <style:table-cell-properties fo:padding="0.097cm" fo:border="0.035cm solid #000000"/>
    </style:style>
    <style:style style:name="Таблица1.2" style:family="table-row">
      <style:table-row-properties style:row-height="0.485cm"/>
    </style:style>
    <style:style style:name="Таблица1.N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1.3" style:family="table-row">
      <style:table-row-properties style:min-row-height="0.3cm"/>
    </style:style>
    <style:style style:name="Таблица1.A3" style:family="table-cell">
      <style:table-cell-properties fo:padding="0.097cm" fo:border-left="none" fo:border-right="none" fo:border-top="none" fo:border-bottom="0.018cm solid #000000"/>
    </style:style>
    <style:style style:name="Таблица1.N3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A4" style:family="table-cell">
      <style:table-cell-properties fo:padding="0cm" fo:border="none"/>
    </style:style>
    <style:style style:name="Таблица1.5" style:family="table-row">
      <style:table-row-properties style:min-row-height="0.386cm"/>
    </style:style>
    <style:style style:name="Таблица1.J5" style:family="table-cell">
      <style:table-cell-properties style:vertical-align="middle" fo:padding="0cm" fo:border="none"/>
    </style:style>
    <style:style style:name="Таблица1.D6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.D7" style:family="table-cell">
      <style:table-cell-properties fo:padding="0.097cm" fo:border-left="0.035cm solid #000000" fo:border-right="none" fo:border-top="none" fo:border-bottom="0.035cm solid #000000"/>
    </style:style>
    <style:style style:name="Таблица1.A12" style:family="table-cell">
      <style:table-cell-properties style:vertical-align="" fo:padding="0.097cm" fo:border="none"/>
    </style:style>
    <style:style style:name="Таблица1.G12" style:family="table-cell">
      <style:table-cell-properties style:vertical-align="" fo:padding="0cm" fo:border="none"/>
    </style:style>
    <style:style style:name="Таблица1.N12" style:family="table-cell">
      <style:table-cell-properties style:vertical-align="" fo:padding="0.097cm" fo:border="0.035cm solid #000000"/>
    </style:style>
    <style:style style:name="Таблица1.13" style:family="table-row">
      <style:table-row-properties style:row-height="0.508cm"/>
    </style:style>
    <style:style style:name="Таблица1.A13" style:family="table-cell">
      <style:table-cell-properties style:vertical-align="middle" fo:padding="0.097cm" fo:border="none"/>
    </style:style>
    <style:style style:name="Таблица1.16" style:family="table-row">
      <style:table-row-properties style:row-height="0.676cm"/>
    </style:style>
    <style:style style:name="Таблица1.D16" style:family="table-cell">
      <style:table-cell-properties style:vertical-align="bottom" fo:padding="0.097cm" fo:border-left="none" fo:border-right="none" fo:border-top="none" fo:border-bottom="0.018cm solid #000000"/>
    </style:style>
    <style:style style:name="Таблица1.18" style:family="table-row">
      <style:table-row-properties style:row-height="0.416cm"/>
    </style:style>
    <style:style style:name="Таблица1.A18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Таблица1.K18" style:family="table-cell">
      <style:table-cell-properties style:vertical-align="middle" fo:padding="0.097cm" fo:border="0.035cm solid #000000"/>
    </style:style>
    <style:style style:name="Таблица1.19" style:family="table-row">
      <style:table-row-properties style:row-height="0.499cm"/>
    </style:style>
    <style:style style:name="Таблица1.A19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Таблица1.22" style:family="table-row">
      <style:table-row-properties style:row-height="0.766cm"/>
    </style:style>
    <style:style style:name="Таблица1.23" style:family="table-row">
      <style:table-row-properties style:row-height="0.487cm"/>
    </style:style>
    <style:style style:name="Таблица1.30" style:family="table-row">
      <style:table-row-properties style:row-height="0.235cm"/>
    </style:style>
    <style:style style:name="Таблица1.G36" style:family="table-cell">
      <style:table-cell-properties style:vertical-align="bottom" fo:padding="0cm" fo:border="none"/>
    </style:style>
    <style:style style:name="Таблица1.C37" style:family="table-cell">
      <style:table-cell-properties fo:padding="0.097cm" fo:border="0.018cm solid #000000"/>
    </style:style>
    <style:style style:name="Таблица2" style:family="table">
      <style:table-properties style:width="18.5cm" fo:break-before="page" table:align="margins"/>
    </style:style>
    <style:style style:name="Таблица2.A" style:family="table-column">
      <style:table-column-properties style:column-width="1.021cm" style:rel-column-width="3617*"/>
    </style:style>
    <style:style style:name="Таблица2.B" style:family="table-column">
      <style:table-column-properties style:column-width="1.7cm" style:rel-column-width="6023*"/>
    </style:style>
    <style:style style:name="Таблица2.C" style:family="table-column">
      <style:table-column-properties style:column-width="1.72cm" style:rel-column-width="6092*"/>
    </style:style>
    <style:style style:name="Таблица2.D" style:family="table-column">
      <style:table-column-properties style:column-width="4.403cm" style:rel-column-width="15596*"/>
    </style:style>
    <style:style style:name="Таблица2.E" style:family="table-column">
      <style:table-column-properties style:column-width="1.9cm" style:rel-column-width="6729*"/>
    </style:style>
    <style:style style:name="Таблица2.I" style:family="table-column">
      <style:table-column-properties style:column-width="2.058cm" style:rel-column-width="7291*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2.B1" style:family="table-cell">
      <style:table-cell-properties fo:padding="0.097cm" fo:border-left="0.018cm solid #000000" fo:border-right="none" fo:border-top="0.018cm solid #000000" fo:border-bottom="0.018cm solid #000000"/>
    </style:style>
    <style:style style:name="Таблица2.I1" style:family="table-cell">
      <style:table-cell-properties style:vertical-align="middle" fo:padding="0.097cm" fo:border="0.018cm solid #000000"/>
    </style:style>
    <style:style style:name="Таблица2.E2" style:family="table-cell">
      <style:table-cell-properties fo:padding="0.097cm" fo:border-left="0.018cm solid #000000" fo:border-right="none" fo:border-top="none" fo:border-bottom="0.018cm solid #000000"/>
    </style:style>
    <style:style style:name="Таблица2.A4" style:family="table-cell" style:data-style-name="N0">
      <style:table-cell-properties fo:padding="0.097cm" fo:border-left="0.018cm solid #000000" fo:border-right="none" fo:border-top="none" fo:border-bottom="0.018cm solid #000000"/>
    </style:style>
    <style:style style:name="Таблица2.I4" style:family="table-cell" style:data-style-name="N0">
      <style:table-cell-properties fo:padding="0.097cm" fo:border-left="0.018cm solid #000000" fo:border-right="0.018cm solid #000000" fo:border-top="none" fo:border-bottom="0.018cm solid #000000"/>
    </style:style>
    <style:style style:name="Таблица2.I5" style:family="table-cell">
      <style:table-cell-properties fo:padding="0.097cm" fo:border-left="0.018cm solid #000000" fo:border-right="0.018cm solid #000000" fo:border-top="none" fo:border-bottom="0.018cm solid #000000"/>
    </style:style>
    <style:style style:name="Таблица2.26" style:family="table-row">
      <style:table-row-properties style:min-row-height="0.649cm"/>
    </style:style>
    <style:style style:name="Таблица2.A26" style:family="table-cell">
      <style:table-cell-properties style:vertical-align="bottom" fo:padding="0.097cm" fo:border="none"/>
    </style:style>
    <style:style style:name="Таблица2.D26" style:family="table-cell">
      <style:table-cell-properties style:vertical-align="bottom" fo:padding="0.097cm" fo:border-left="none" fo:border-right="none" fo:border-top="none" fo:border-bottom="0.018cm solid #000000"/>
    </style:style>
    <style:style style:name="Таблица2.A27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3" style:family="paragraph" style:parent-style-name="Standard">
      <style:text-properties fo:font-size="7pt" style:font-size-asian="7pt" style:font-size-complex="7pt"/>
    </style:style>
    <style:style style:name="P4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6pt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5pt" style:font-size-asian="5pt" style:font-size-complex="5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position="0% 100%" style:font-name="Arial" fo:font-size="5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Arial" fo:font-size="5pt" style:font-size-asian="8pt" style:font-size-complex="8pt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нифицированная форма № АО-1. Утверждена постановлением Госкомстата России от 01.08.2001 № 5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row table:style-name="Таблица1.1"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N1" office:value-type="string">
            <text:p text:style-name="P10">Код</text:p>
          </table:table-cell>
        </table:table-row>
        <table:table-row table:style-name="Таблица1.2"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table:number-columns-spanned="2" office:value-type="string">
            <text:p text:style-name="P11">Форма по ОКУД</text:p>
          </table:table-cell>
          <table:covered-table-cell/>
          <table:table-cell table:style-name="Таблица1.N2" office:value-type="float" office:value="302001">
            <text:p text:style-name="P10">302001</text:p>
          </table:table-cell>
        </table:table-row>
        <table:table-row table:style-name="Таблица1.3">
          <table:table-cell table:style-name="Таблица1.A3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1">по ОКПО</text:p>
          </table:table-cell>
          <table:table-cell table:style-name="Таблица1.N3" office:value-type="string">
            <text:p text:style-name="P10"/>
          </table:table-cell>
        </table:table-row>
        <table:table-row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6" office:value-type="string">
            <text:p text:style-name="P15">наименование организаци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</table:table-row>
        <table:table-row table:style-name="Таблица1.5">
          <table:table-cell table:style-name="Таблица1.A4" table:number-columns-spanned="3" office:value-type="string">
            <text:p text:style-name="P5"/>
          </table:table-cell>
          <table:covered-table-cell/>
          <table:covered-table-cell/>
          <table:table-cell table:style-name="Таблица1.A4" table:number-columns-spanned="3" office:value-type="string">
            <text:p text:style-name="P3"/>
          </table:table-cell>
          <table:covered-table-cell/>
          <table:covered-table-cell/>
          <table:table-cell table:style-name="Таблица1.A4" table:number-columns-spanned="3" office:value-type="string">
            <text:p text:style-name="P4"/>
          </table:table-cell>
          <table:covered-table-cell/>
          <table:covered-table-cell/>
          <table:table-cell table:style-name="Таблица1.J5" table:number-columns-spanned="5" office:value-type="string">
            <text:p text:style-name="P1">УТВЕРЖДАЮ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8"/>
          </table:table-cell>
          <table:covered-table-cell/>
          <table:covered-table-cell/>
          <table:table-cell table:style-name="Таблица1.D6" table:number-columns-spanned="2" office:value-type="string">
            <text:p text:style-name="P5">Номер</text:p>
          </table:table-cell>
          <table:covered-table-cell/>
          <table:table-cell table:style-name="Таблица1.N1" table:number-columns-spanned="3" office:value-type="string">
            <text:p text:style-name="P5">Дата</text:p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A1" table:number-columns-spanned="2" office:value-type="string">
            <text:p text:style-name="P7">Отчёт в сумме</text:p>
          </table:table-cell>
          <table:covered-table-cell/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6">АВАНСОВЫЙ</text:p>
          </table:table-cell>
          <table:covered-table-cell/>
          <table:covered-table-cell/>
          <table:table-cell table:style-name="Таблица1.D7" table:number-rows-spanned="2" table:number-columns-spanned="2" office:value-type="string">
            <text:p text:style-name="P5"/>
          </table:table-cell>
          <table:covered-table-cell/>
          <table:table-cell table:style-name="Таблица1.N3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Таблица1.A4" table:number-rows-spanned="2" office:value-type="string">
            <text:p text:style-name="P5"/>
          </table:table-cell>
          <table:table-cell table:style-name="Таблица1.A3" table:number-columns-spanned="3" office:value-type="string">
            <text:p text:style-name="P6"><text:s text:c="40"/>руб.</text:p>
          </table:table-cell>
          <table:covered-table-cell/>
          <table:covered-table-cell/>
          <table:table-cell table:style-name="Таблица1.A3" table:number-columns-spanned="2" office:value-type="string">
            <text:p text:style-name="P6"><text:s text:c="36"/>коп.</text:p>
          </table:table-cell>
          <table:covered-table-cell/>
        </table:table-row>
        <table:table-row>
          <table:table-cell table:style-name="Таблица1.A1" table:number-columns-spanned="3" office:value-type="string">
            <text:p text:style-name="P16">ОТЧЁ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7">Руководитель</text:p>
          </table:table-cell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8"/>
          </table:table-cell>
          <table:covered-table-cell/>
          <table:covered-table-cell/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table:number-columns-spanned="3" office:value-type="string">
            <text:p text:style-name="P15">должность <text:s text:c="13"/>подпись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3" office:value-type="string">
            <text:p text:style-name="P5"/>
          </table:table-cell>
          <table:covered-table-cell/>
          <table:covered-table-cell/>
          <table:table-cell table:style-name="Таблица1.A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5" office:value-type="string">
            <text:p text:style-name="P15">расшифровка подпис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2" table:number-columns-spanned="3" office:value-type="string">
            <text:p text:style-name="P5"/>
          </table:table-cell>
          <table:covered-table-cell/>
          <table:covered-table-cell/>
          <table:table-cell table:style-name="Таблица1.A12" table:number-columns-spanned="3" office:value-type="string">
            <text:p text:style-name="P5"/>
          </table:table-cell>
          <table:covered-table-cell/>
          <table:covered-table-cell/>
          <table:table-cell table:style-name="Таблица1.G12" table:number-columns-spanned="5" office:value-type="string">
            <text:p text:style-name="P5">« <text:s text:c="3"/>» <text:s text:c="24"/>2009 г. </text:p>
          </table:table-cell>
          <table:covered-table-cell/>
          <table:covered-table-cell/>
          <table:covered-table-cell/>
          <table:covered-table-cell/>
          <table:table-cell table:style-name="Таблица1.A12" office:value-type="string">
            <text:p text:style-name="P5"/>
          </table:table-cell>
          <table:table-cell table:style-name="Таблица1.A12" office:value-type="string">
            <text:p text:style-name="P5"/>
          </table:table-cell>
          <table:table-cell table:style-name="Таблица1.N12" office:value-type="string">
            <text:p text:style-name="P5">Код</text:p>
          </table:table-cell>
        </table:table-row>
        <table:table-row table:style-name="Таблица1.13">
          <table:table-cell table:style-name="Таблица1.A13" table:number-columns-spanned="4" office:value-type="string">
            <text:p text:style-name="P7">Структурное подразделение</text:p>
          </table:table-cell>
          <table:covered-table-cell/>
          <table:covered-table-cell/>
          <table:covered-table-cell/>
          <table:table-cell table:style-name="Таблица1.A3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Standard"/>
          </table:table-cell>
          <table:table-cell table:style-name="Таблица1.N1" office:value-type="string">
            <text:p text:style-name="P5"/>
          </table:table-cell>
        </table:table-row>
        <table:table-row>
          <table:table-cell table:style-name="Таблица1.A1" table:number-columns-spanned="3" office:value-type="string">
            <text:p text:style-name="P7">Подотчётное лицо</text:p>
          </table:table-cell>
          <table:covered-table-cell/>
          <table:covered-table-cell/>
          <table:table-cell table:style-name="Таблица1.A3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5">Табельный номер</text:p>
          </table:table-cell>
          <table:covered-table-cell/>
          <table:table-cell table:style-name="Таблица1.N3" office:value-type="string">
            <text:p text:style-name="P5"/>
          </table:table-cell>
        </table:table-row>
        <table:table-row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8" office:value-type="string">
            <text:p text:style-name="P15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</table:table-row>
        <table:table-row table:style-name="Таблица1.16">
          <table:table-cell table:style-name="Таблица1.A12" table:number-columns-spanned="3" office:value-type="string">
            <text:p text:style-name="P12">Профессия <text:line-break/>(должность)</text:p>
          </table:table-cell>
          <table:covered-table-cell/>
          <table:covered-table-cell/>
          <table:table-cell table:style-name="Таблица1.D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2">Назначение аванса</text:p>
          </table:table-cell>
          <table:covered-table-cell/>
          <table:table-cell table:style-name="Таблица1.D16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3"/>
          </table:table-cell>
          <table:covered-table-cell/>
          <table:covered-table-cell/>
          <table:table-cell table:style-name="Таблица1.A4" table:number-columns-spanned="3" office:value-type="string">
            <text:p text:style-name="P13"/>
          </table:table-cell>
          <table:covered-table-cell/>
          <table:covered-table-cell/>
          <table:table-cell table:style-name="Таблица1.A4" table:number-columns-spanned="3" office:value-type="string">
            <text:p text:style-name="P13"/>
          </table:table-cell>
          <table:covered-table-cell/>
          <table:covered-table-cell/>
          <table:table-cell table:style-name="Таблица1.A4" office:value-type="string">
            <text:p text:style-name="P13"/>
          </table:table-cell>
          <table:table-cell table:style-name="Таблица1.A4" office:value-type="string">
            <text:p text:style-name="P13"/>
          </table:table-cell>
          <table:table-cell table:style-name="Таблица1.A4" office:value-type="string">
            <text:p text:style-name="P13"/>
          </table:table-cell>
          <table:table-cell table:style-name="Таблица1.A4" office:value-type="string">
            <text:p text:style-name="P13"/>
          </table:table-cell>
          <table:table-cell table:style-name="Таблица1.A4" office:value-type="string">
            <text:p text:style-name="P13"/>
          </table:table-cell>
        </table:table-row>
        <table:table-row table:style-name="Таблица1.18">
          <table:table-cell table:style-name="Таблица1.A18" table:number-columns-spanned="6" office:value-type="string">
            <text:p text:style-name="P10">Наименование показателя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3" office:value-type="string">
            <text:p text:style-name="P15">Сумма, руб.коп.</text:p>
          </table:table-cell>
          <table:covered-table-cell/>
          <table:covered-table-cell/>
          <table:table-cell table:style-name="Таблица1.A4" office:value-type="string">
            <text:p text:style-name="P10"/>
          </table:table-cell>
          <table:table-cell table:style-name="Таблица1.K18" table:number-columns-spanned="4" office:value-type="string">
            <text:p text:style-name="P10">Бухгалтерская запись</text:p>
          </table:table-cell>
          <table:covered-table-cell/>
          <table:covered-table-cell/>
          <table:covered-table-cell/>
        </table:table-row>
        <table:table-row table:style-name="Таблица1.19">
          <table:table-cell table:style-name="Таблица1.A19" table:number-rows-spanned="2" table:number-columns-spanned="3" office:value-type="string">
            <text:p text:style-name="P5">Предыдущий аванс</text:p>
          </table:table-cell>
          <table:covered-table-cell/>
          <table:covered-table-cell/>
          <table:table-cell table:style-name="Таблица1.D7" table:number-columns-spanned="3" office:value-type="string">
            <text:p text:style-name="P7">остаток</text:p>
          </table:table-cell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table:number-columns-spanned="2" office:value-type="string">
            <text:p text:style-name="P5">дебет</text:p>
          </table:table-cell>
          <table:covered-table-cell/>
          <table:table-cell table:style-name="Таблица1.N3" table:number-columns-spanned="2" office:value-type="string">
            <text:p text:style-name="P5">кредит</text:p>
          </table:table-cell>
          <table:covered-table-cell/>
        </table:table-row>
        <table:table-row table:style-name="Таблица1.19">
          <table:covered-table-cell/>
          <table:covered-table-cell/>
          <table:covered-table-cell/>
          <table:table-cell table:style-name="Таблица1.A19" table:number-columns-spanned="3" office:value-type="string">
            <text:p text:style-name="P7">перерасход</text:p>
          </table:table-cell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15">счёт, субсчёт</text:p>
          </table:table-cell>
          <table:table-cell table:style-name="Таблица1.D7" office:value-type="string">
            <text:p text:style-name="P15">Сумма, руб.коп.</text:p>
          </table:table-cell>
          <table:table-cell table:style-name="Таблица1.D7" office:value-type="string">
            <text:p text:style-name="P15">счёт, субсчёт</text:p>
          </table:table-cell>
          <table:table-cell table:style-name="Таблица1.N3" office:value-type="string">
            <text:p text:style-name="P15">Сумма, руб.коп.</text:p>
          </table:table-cell>
        </table:table-row>
        <table:table-row table:style-name="Таблица1.2">
          <table:table-cell table:style-name="Таблица1.D7" table:number-columns-spanned="6" office:value-type="string">
            <text:p text:style-name="P7">Получен аванс 1. из касс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 table:style-name="Таблица1.22">
          <table:table-cell table:style-name="Таблица1.D7" table:number-columns-spanned="3" office:value-type="string">
            <text:p text:style-name="P7">1а в валюте (справочно)</text:p>
          </table:table-cell>
          <table:covered-table-cell/>
          <table:covered-table-cell/>
          <table:table-cell table:style-name="Таблица1.D7" table:number-columns-spanned="3" office:value-type="string">
            <text:p text:style-name="P5"/>
          </table:table-cell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 table:style-name="Таблица1.23">
          <table:table-cell table:style-name="Таблица1.D7" table:number-columns-spanned="6" office:value-type="string">
            <text:p text:style-name="P5">2. авиабилет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 table:style-name="Таблица1.19">
          <table:table-cell table:style-name="Таблица1.D7" table:number-columns-spanned="6" office:value-type="string">
            <text:p text:style-name="P7">Итого получен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 table:style-name="Таблица1.19">
          <table:table-cell table:style-name="Таблица1.D7" table:number-columns-spanned="6" office:value-type="string">
            <text:p text:style-name="P7">Израсходован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 table:style-name="Таблица1.19">
          <table:table-cell table:style-name="Таблица1.D7" table:number-columns-spanned="6" office:value-type="string">
            <text:p text:style-name="P7">Остаток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 table:style-name="Таблица1.19">
          <table:table-cell table:style-name="Таблица1.D7" table:number-columns-spanned="6" office:value-type="string">
            <text:p text:style-name="P7">Перерасхо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3" table:number-columns-spanned="3" office:value-type="string">
            <text:p text:style-name="P5"/>
          </table:table-cell>
          <table:covered-table-cell/>
          <table:covered-table-cell/>
          <table:table-cell table:style-name="Таблица1.A4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N3" office:value-type="string">
            <text:p text:style-name="P5"/>
          </table:table-cell>
        </table:table-row>
        <table:table-row>
          <table:table-cell table:style-name="Таблица1.A4" office:value-type="string">
            <text:p text:style-name="P7">Приложение</text:p>
          </table:table-cell>
          <table:table-cell table:style-name="Таблица1.A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5">документов на </text:p>
          </table:table-cell>
          <table:covered-table-cell/>
          <table:covered-table-cell/>
          <table:covered-table-cell/>
          <table:covered-table-cell/>
          <table:table-cell table:style-name="Таблица1.A3" table:number-columns-spanned="2" office:value-type="string">
            <text:p text:style-name="P5"/>
          </table:table-cell>
          <table:covered-table-cell/>
          <table:table-cell table:style-name="Таблица1.A4" office:value-type="string">
            <text:p text:style-name="P5">листах</text:p>
          </table:table-cell>
        </table:table-row>
        <table:table-row>
          <table:table-cell table:style-name="Таблица1.A4" table:number-columns-spanned="6" office:value-type="string">
            <text:p text:style-name="P7">Отчёт проверен. К утверждению в сумм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0">
          <table:table-cell table:style-name="Таблица1.A4" table:number-columns-spanned="3" office:value-type="string">
            <text:p text:style-name="P17"/>
          </table:table-cell>
          <table:covered-table-cell/>
          <table:covered-table-cell/>
          <table:table-cell table:style-name="Таблица1.A4" table:number-columns-spanned="3" office:value-type="string">
            <text:p text:style-name="P17"/>
          </table:table-cell>
          <table:covered-table-cell/>
          <table:covered-table-cell/>
          <table:table-cell table:style-name="Таблица1.A4" table:number-columns-spanned="8" office:value-type="string">
            <text:p text:style-name="P18">сумма 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4" office:value-type="string">
            <text:p text:style-name="P7">руб. <text:s text:c="6"/>коп. <text:s/>( <text:s text:c="8"/>руб. <text:s text:c="6"/>коп.)</text:p>
          </table:table-cell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5">Главный бухгалтер</text:p>
          </table:table-cell>
          <table:covered-table-cell/>
          <table:covered-table-cell/>
          <table:table-cell table:style-name="Таблица1.A3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8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3" office:value-type="string">
            <text:p text:style-name="P15">расшифровка подписи</text:p>
          </table:table-cell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5">Бухгалтер</text:p>
          </table:table-cell>
          <table:covered-table-cell/>
          <table:covered-table-cell/>
          <table:table-cell table:style-name="Таблица1.A3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8" office:value-type="string">
            <text:p text:style-name="P15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3" office:value-type="string">
            <text:p text:style-name="P15">расшифровка подписи</text:p>
          </table:table-cell>
          <table:covered-table-cell/>
          <table:covered-table-cell/>
        </table:table-row>
        <table:table-row>
          <table:table-cell table:style-name="Таблица1.A4" table:number-rows-spanned="2" table:number-columns-spanned="2" office:value-type="string">
            <text:p text:style-name="P12">Остаток внесён в сумме <text:s/>Перерасход выдан</text:p>
          </table:table-cell>
          <table:covered-table-cell/>
          <table:table-cell table:style-name="Таблица1.A4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G36" office:value-type="string">
            <text:p text:style-name="P10"/>
          </table:table-cell>
          <table:table-cell table:style-name="Таблица1.A4" table:number-columns-spanned="2" office:value-type="string">
            <text:p text:style-name="P10"/>
          </table:table-cell>
          <table:covered-table-cell/>
          <table:table-cell table:style-name="Таблица1.G36" office:value-type="string">
            <text:p text:style-name="P10"/>
          </table:table-cell>
          <table:table-cell table:style-name="Таблица1.A4" table:number-rows-spanned="2" office:value-type="string">
            <text:p text:style-name="P10">по кассовому ордеру</text:p>
          </table:table-cell>
          <table:table-cell table:style-name="Таблица1.J5" table:number-rows-spanned="2" table:number-columns-spanned="3" office:value-type="string">
            <text:p text:style-name="P7">№ <text:s text:c="9"/>от « <text:s text:c="5"/>» <text:s text:c="23"/>200 <text:s text:c="3"/>г.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1.C3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1.G36" office:value-type="string">
            <text:p text:style-name="P5">руб.</text:p>
          </table:table-cell>
          <table:table-cell table:style-name="Таблица1.C37" table:number-columns-spanned="2" office:value-type="string">
            <text:p text:style-name="P5"/>
          </table:table-cell>
          <table:covered-table-cell/>
          <table:table-cell table:style-name="Таблица1.G36" office:value-type="string">
            <text:p text:style-name="P5">коп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7">Бухгалтер</text:p>
          </table:table-cell>
          <table:covered-table-cell/>
          <table:covered-table-cell/>
          <table:table-cell table:style-name="Таблица1.A3" table:number-columns-spanned="8" office:value-type="string">
            <text:p text:style-name="P6"><text:s text:c="4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5">« <text:s text:c="6"/>»</text:p>
          </table:table-cell>
          <table:table-cell table:style-name="Таблица1.A3" table:number-columns-spanned="2" office:value-type="string">
            <text:p text:style-name="P6"><text:s text:c="32"/>200 <text:s text:c="2"/>г.</text:p>
          </table:table-cell>
          <table:covered-table-cell/>
        </table:table-row>
        <table:table-row>
          <table:table-cell table:style-name="Таблица1.A4" table:number-columns-spanned="3" office:value-type="string">
            <text:p text:style-name="P15"/>
          </table:table-cell>
          <table:covered-table-cell/>
          <table:covered-table-cell/>
          <table:table-cell table:style-name="Таблица1.A4" table:number-columns-spanned="8" office:value-type="string">
            <text:p text:style-name="P15">подпись <text:s text:c="19"/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</table:table-row>
        <table:table-row>
          <table:table-cell table:style-name="Таблица1.A4" table:number-columns-spanned="14" office:value-type="string">
            <text:p text:style-name="P10"><text:span text:style-name="T1">- - - - - - - - - - - - - - - - - - - - - - - - - - - - - - - - - - - - - -</text:span> <text:s/>Линия отреза <text:span text:style-name="T1">- - - - - - - - - - - - - - - - - - - - - - - - - - - - - - - - - - - - - - - - - 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10" office:value-type="string">
            <text:p text:style-name="P12">Расписка. Принят к проверке авансовый отчёт №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4" office:value-type="string">
            <text:p text:style-name="P12">от <text:s text:c="14"/>« <text:s text:c="4"/>» <text:s text:c="29"/>200 <text:s/>г.</text:p>
          </table:table-cell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2">На сумму</text:p>
          </table:table-cell>
          <table:covered-table-cell/>
          <table:covered-table-cell/>
          <table:table-cell table:style-name="Таблица1.A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10">руб.</text:p>
          </table:table-cell>
          <table:table-cell table:style-name="Таблица1.A3" office:value-type="string">
            <text:p text:style-name="P11"><text:s text:c="11"/>коп.</text:p>
          </table:table-cell>
        </table:table-row>
        <table:table-row>
          <table:table-cell table:style-name="Таблица1.A4" table:number-columns-spanned="10" office:value-type="string">
            <text:p text:style-name="P12">Количество документов <text:s text:c="2"/>________ на _______ <text:s/>лис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10"/>
          </table:table-cell>
          <table:table-cell table:style-name="Таблица1.A3" table:number-columns-spanned="3" office:value-type="string">
            <text:p text:style-name="P10">« <text:s text:c="5"/>» <text:s text:c="35"/>200 <text:s/>г.</text:p>
          </table:table-cell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2">Бухгалтер</text:p>
          </table:table-cell>
          <table:covered-table-cell/>
          <table:covered-table-cell/>
          <table:table-cell table:style-name="Таблица1.A3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4"/>
          </table:table-cell>
          <table:covered-table-cell/>
          <table:covered-table-cell/>
          <table:table-cell table:style-name="Таблица1.A4" table:number-columns-spanned="11" office:value-type="string">
            <text:p text:style-name="P15">подпись <text:s text:c="19"/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4"/>
        <table:table-column table:style-name="Таблица2.I"/>
        <table:table-row>
          <table:table-cell table:style-name="Таблица2.A1" table:number-rows-spanned="3" office:value-type="string">
            <text:p text:style-name="P9">№ <text:line-break/>п/п</text:p>
          </table:table-cell>
          <table:table-cell table:style-name="Таблица2.B1" table:number-rows-spanned="2" table:number-columns-spanned="2" office:value-type="string">
            <text:p text:style-name="P9">Документ подтверждающий произведённые расходы</text:p>
          </table:table-cell>
          <table:covered-table-cell/>
          <table:table-cell table:style-name="Таблица2.A1" table:number-rows-spanned="3" office:value-type="string">
            <text:p text:style-name="P9">Наименование документа <text:line-break/>(расхода)</text:p>
          </table:table-cell>
          <table:table-cell table:style-name="Таблица2.B1" table:number-columns-spanned="4" office:value-type="string">
            <text:p text:style-name="P9">Сумма расхода</text:p>
          </table:table-cell>
          <table:covered-table-cell/>
          <table:covered-table-cell/>
          <table:covered-table-cell/>
          <table:table-cell table:style-name="Таблица2.I1" table:number-rows-spanned="3" office:value-type="string">
            <text:p text:style-name="P9">Дебет счёта, субсчёта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2.E2" table:number-columns-spanned="2" office:value-type="string">
            <text:p text:style-name="P9">По отчёту</text:p>
          </table:table-cell>
          <table:covered-table-cell/>
          <table:table-cell table:style-name="Таблица2.E2" table:number-columns-spanned="2" office:value-type="string">
            <text:p text:style-name="P9">Принятая к учёту</text:p>
          </table:table-cell>
          <table:covered-table-cell/>
          <table:covered-table-cell/>
        </table:table-row>
        <table:table-row>
          <table:covered-table-cell/>
          <table:table-cell table:style-name="Таблица2.E2" office:value-type="string">
            <text:p text:style-name="P9">дата</text:p>
          </table:table-cell>
          <table:table-cell table:style-name="Таблица2.E2" office:value-type="string">
            <text:p text:style-name="P9">номер</text:p>
          </table:table-cell>
          <table:covered-table-cell/>
          <table:table-cell table:style-name="Таблица2.E2" office:value-type="string">
            <text:p text:style-name="P9">в руб. коп.</text:p>
          </table:table-cell>
          <table:table-cell table:style-name="Таблица2.E2" office:value-type="string">
            <text:p text:style-name="P9">в валюте</text:p>
          </table:table-cell>
          <table:table-cell table:style-name="Таблица2.E2" office:value-type="string">
            <text:p text:style-name="P9">в руб. коп.</text:p>
          </table:table-cell>
          <table:table-cell table:style-name="Таблица2.E2" office:value-type="string">
            <text:p text:style-name="P9">в валюте</text:p>
          </table:table-cell>
          <table:covered-table-cell/>
        </table:table-row>
        <table:table-row>
          <table:table-cell table:style-name="Таблица2.A4" office:value-type="float" office:value="1">
            <text:p text:style-name="P9">1</text:p>
          </table:table-cell>
          <table:table-cell table:style-name="Таблица2.A4" office:value-type="float" office:value="2">
            <text:p text:style-name="P9">2</text:p>
          </table:table-cell>
          <table:table-cell table:style-name="Таблица2.A4" office:value-type="float" office:value="3">
            <text:p text:style-name="P9">3</text:p>
          </table:table-cell>
          <table:table-cell table:style-name="Таблица2.A4" office:value-type="float" office:value="4">
            <text:p text:style-name="P9">4</text:p>
          </table:table-cell>
          <table:table-cell table:style-name="Таблица2.A4" office:value-type="float" office:value="5">
            <text:p text:style-name="P9">5</text:p>
          </table:table-cell>
          <table:table-cell table:style-name="Таблица2.A4" office:value-type="float" office:value="6">
            <text:p text:style-name="P9">6</text:p>
          </table:table-cell>
          <table:table-cell table:style-name="Таблица2.A4" office:value-type="float" office:value="7">
            <text:p text:style-name="P9">7</text:p>
          </table:table-cell>
          <table:table-cell table:style-name="Таблица2.A4" office:value-type="float" office:value="8">
            <text:p text:style-name="P9">8</text:p>
          </table:table-cell>
          <table:table-cell table:style-name="Таблица2.I4" office:value-type="float" office:value="9">
            <text:p text:style-name="P9">9</text:p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E2" office:value-type="string">
            <text:p text:style-name="P5"/>
          </table:table-cell>
          <table:table-cell table:style-name="Таблица2.I5" office:value-type="string">
            <text:p text:style-name="P5"/>
          </table:table-cell>
        </table:table-row>
        <table:table-row table:style-name="Таблица2.26">
          <table:table-cell table:style-name="Таблица2.A26" table:number-columns-spanned="3" office:value-type="string">
            <text:p text:style-name="P9">Подотчётное лицо</text:p>
          </table:table-cell>
          <table:covered-table-cell/>
          <table:covered-table-cell/>
          <table:table-cell table:style-name="Таблица2.D26" office:value-type="string">
            <text:p text:style-name="P5"/>
          </table:table-cell>
          <table:table-cell table:style-name="Таблица2.D26" table:number-columns-spanned="2" office:value-type="string">
            <text:p text:style-name="P5"/>
          </table:table-cell>
          <table:covered-table-cell/>
          <table:table-cell table:style-name="Таблица2.A26" office:value-type="string">
            <text:p text:style-name="P5"/>
          </table:table-cell>
          <table:table-cell table:style-name="Таблица2.A26" office:value-type="string">
            <text:p text:style-name="P5"/>
          </table:table-cell>
          <table:table-cell table:style-name="Таблица2.A26" office:value-type="string">
            <text:p text:style-name="P5"/>
          </table:table-cell>
        </table:table-row>
        <table:table-row>
          <table:table-cell table:style-name="Таблица2.A27" office:value-type="string">
            <text:p text:style-name="P5"/>
          </table:table-cell>
          <table:table-cell table:style-name="Таблица2.A27" office:value-type="string">
            <text:p text:style-name="P5"/>
          </table:table-cell>
          <table:table-cell table:style-name="Таблица2.A27" office:value-type="string">
            <text:p text:style-name="P5"/>
          </table:table-cell>
          <table:table-cell table:style-name="Таблица2.A27" office:value-type="string">
            <text:p text:style-name="P5">подпись</text:p>
          </table:table-cell>
          <table:table-cell table:style-name="Таблица2.A27" table:number-columns-spanned="2" office:value-type="string">
            <text:p text:style-name="P5"><text:s text:c="4"/>расшифровка подписи</text:p>
          </table:table-cell>
          <table:covered-table-cell/>
          <table:table-cell table:style-name="Таблица2.A27" office:value-type="string">
            <text:p text:style-name="P5"/>
          </table:table-cell>
          <table:table-cell table:style-name="Таблица2.A27" office:value-type="string">
            <text:p text:style-name="P5"/>
          </table:table-cell>
          <table:table-cell table:style-name="Таблица2.A27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6cm" fo:margin-bottom="0.6cm" fo:margin-left="0.6cm" fo:margin-right="0.6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14.799cm" style:num-format="1" style:print-orientation="landscape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горизонталь"/>
    <style:master-page style:name="горизонталь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Авансовый отчет</dc:title>
    <dc:description>Унифицированная форма № АО-1.&lt;BR&gt;Утверждена постановлением Госкомстата России от 01.08.2001 № 55</dc:description>
    <dc:subject>Финансы</dc:subject>
    <meta:initial-creator>Дмитрий Климанов</meta:initial-creator>
    <meta:creation-date>2009-12-10T21:32:41</meta:creation-date>
    <meta:keyword>форма</meta:keyword>
    <meta:keyword>отчет</meta:keyword>
    <meta:keyword>бухгалтерия</meta:keyword>
    <meta:keyword>аванс</meta:keyword>
    <meta:editing-cycles>1</meta:editing-cycles>
    <meta:editing-duration>PT00H00M00S</meta:editing-duration>
    <meta:document-statistic meta:table-count="2" meta:image-count="0" meta:object-count="0" meta:page-count="2" meta:paragraph-count="101" meta:word-count="296" meta:character-count="1939"/>
    <meta:user-defined meta:name="License">&lt;a href="http://templates.services.openoffice.org/bsd-license"&gt;BSD&lt;/a&gt;</meta:user-defined>
  </office:meta>
</office:document-meta>
</file>